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1.343cm"/>
    </style:style>
    <style:style style:name="pr5" style:family="presentation" style:parent-style-name="Padrão-outline1">
      <style:graphic-properties fo:min-height="11.928cm"/>
    </style:style>
    <style:style style:name="pr6" style:family="presentation" style:parent-style-name="Padrão-title">
      <style:graphic-properties fo:min-height="2.563cm"/>
    </style:style>
    <style:style style:name="pr7" style:family="presentation" style:parent-style-name="Padrão-title">
      <style:graphic-properties fo:min-height="2.2cm"/>
    </style:style>
    <style:style style:name="pr8" style:family="presentation" style:parent-style-name="Padrão-title">
      <style:graphic-properties fo:min-height="1.163cm"/>
    </style:style>
    <style:style style:name="pr9" style:family="presentation" style:parent-style-name="Padrão-title">
      <style:graphic-properties fo:min-height="0.9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line-height="100%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5pt" fo:text-shadow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MSBuild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- Ferramenta para compilar aplicações .NET</text:p>
            <text:p>- O Microsoft Build Tools é obtido no site da Microsoft.</text:p>
            <text:p>- O MSBuild é implementado em XML</text:p>
            <text:p>- É um arquivo XML que constuma ter o nome do projeto e a extenção *.proj</text:p>
            <text:p>- Não precisa ter o Visual Studio IDE instalado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473cm" svg:x="1.4cm" svg:y="1.935cm" presentation:class="title" presentation:user-transformed="true">
          <draw:text-box>
            <text:p>Formato do XML<text:line-break/>para o MSBuild</text:p>
          </draw:text-box>
        </draw:frame>
        <draw:frame presentation:style-name="pr5" draw:layer="layout" svg:width="25.199cm" svg:height="11.4cm" svg:x="1.401cm" svg:y="6.8cm" presentation:class="outline" presentation:user-transformed="true">
          <draw:text-box>
            <text:list text:style-name="L2">
              <text:list-item>
                <text:p><text:span text:style-name="T1">Target</text:span> – <text:span text:style-name="T1">O objetivo do MSBuild são os resultados dos Targets, Um Projeto contem vários Targets, que podem ser executados sequencialmente e condicionalmente.</text:span></text:p>
              </text:list-item>
              <text:list-item>
                <text:p><text:span text:style-name="T1">Task – É um comando que é executado para completar um Target. Muitas Tasks fazem parte do Framework .NET, exemplo: copiar arquivos, criar diretórios.</text:span></text:p>
              </text:list-item>
              <text:list-item>
                <text:p><text:span text:style-name="T1">Properties e Items - Properties é usado para valores estáticos e Items é used tpara conjunto de valores exemplo: arquivos ou past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6" draw:text-style-name="P1" draw:layer="layout" svg:width="20.8cm" svg:height="2.563cm" svg:x="3.8cm" svg:y="0.837cm" presentation:class="title" presentation:user-transformed="true">
          <draw:text-box>
            <text:p><text:span text:style-name="T2">Exemplo de Arquivo *.proj</text:span></text:p>
          </draw:text-box>
        </draw:frame>
        <draw:frame presentation:style-name="pr5" draw:text-style-name="P2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3">&lt;?xml version=”1.0” encoding=”utf-8” ?&gt;</text:span></text:p>
                <text:p><text:span text:style-name="T3">&lt;project xmlns=”</text:span><text:span text:style-name="T3"><text:a xlink:href="http://schemas.microsoft.com/developer/msbuild/2003" xlink:type="simple">http://schemas.microsoft.com/developer/msbuild/2003</text:a></text:span><text:span text:style-name="T3">”&gt;</text:span></text:p>
                <text:p><text:span text:style-name="T3">&lt;PropertyGroup&gt;</text:span></text:p>
                <text:p><text:span text:style-name="T3"><text:s text:c="2"/></text:span><text:span text:style-name="T3">&lt;MyReleaseOutput&gt; <text:s/>.\release &lt;/MyReleaseOutput&gt;</text:span></text:p>
                <text:p><text:span text:style-name="T3"><text:s/></text:span><text:span text:style-name="T3">&lt;Configuration Condition=” '$(Configuration)' == '' “&gt; Debug &lt;/Configuration&gt;</text:span></text:p>
                <text:p><text:span text:style-name="T3">&lt;/PropertyGroup&gt;</text:span></text:p>
                <text:p><text:span text:style-name="T3">&lt;Target Name=”Build”&gt;</text:span></text:p>
                <text:p><text:span text:style-name="T3">&lt;Message Text=”Building msbuildintro $(Configuration)” /&gt;</text:span></text:p>
                <text:p><text:span text:style-name="T3">&lt;MSBuild Projects=”msbuildintro.vbproj” Targets=”Build” /&gt;</text:span></text:p>
                <text:p><text:span text:style-name="T3">&lt;/Target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7" draw:text-style-name="P1" draw:layer="layout" svg:width="21.4cm" svg:height="2.2cm" svg:x="2.8cm" svg:y="1.4cm" presentation:class="title" presentation:user-transformed="true">
          <draw:text-box>
            <text:p><text:span text:style-name="T2">Exemplo de Arquivo *.proj</text:span></text:p>
          </draw:text-box>
        </draw:frame>
        <draw:frame presentation:style-name="pr5" draw:text-style-name="P2" draw:layer="layout" svg:width="25.199cm" svg:height="13.092cm" svg:x="1.4cm" svg:y="4cm" presentation:class="outline" presentation:user-transformed="true">
          <draw:text-box>
            <text:list text:style-name="L2">
              <text:list-header>
                <text:p><text:span text:style-name="T3">&lt;Target Name=”Release” DependsOnTargets=”Build” Condition=”$(Configuration) == 'Release' “&gt;</text:span></text:p>
                <text:p><text:span text:style-name="T3">&lt;MakeDir Directories=”$(MyReleaseOutput)” /&gt;</text:span></text:p>
                <text:p><text:span text:style-name="T3">&lt;ItemGroup&gt;</text:span></text:p>
                <text:p><text:span text:style-name="T3">&lt;MyReleaseFiles Include=”.\bin\$(Configuration)\*.*” /&gt;</text:span></text:p>
                <text:p><text:span text:style-name="T3">&lt;ItemGrupo&gt;</text:span></text:p>
                <text:p><text:span text:style-name="T3">Copy SourceFiles=”@(MyReleaseFiles)” <text:s/>DestinationFolder=”$(MyReleaseOutput)” /&gt;</text:span></text:p>
                <text:p><text:span text:style-name="T3">&lt;/Target&gt;</text:span></text:p>
                <text:p><text:span text:style-name="T3">&lt;/project&gt;</text:span></text:p>
              </text:list-header>
              <text:list-item>
                <text:p><text:span text:style-name="T3">Para compilar basta realizar: MSBuild.exe build.proj /p:Configuration=Debug</text:span></text:p>
              </text:list-item>
              <text:list-item>
                <text:p><text:span text:style-name="T3">Para fazer o release basta: MSBuild.exe build.proj /p:Configuration=Release</text:span></text:p>
              </text:list-item>
              <text:list-item>
                <text:p><text:span text:style-name="T3">Típicas Tasks já incluídas no .NET: Copy,Delete,Exec,MakeDir,Message,RemoveDi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8" draw:text-style-name="P3" draw:layer="layout" svg:width="25.199cm" svg:height="1.163cm" svg:x="1.4cm" svg:y="0.837cm" presentation:class="title" presentation:user-transformed="true">
          <draw:text-box>
            <text:p><text:span text:style-name="T4">Task Customizada</text:span></text:p>
          </draw:text-box>
        </draw:frame>
        <draw:frame presentation:style-name="pr5" draw:layer="layout" svg:width="25.199cm" svg:height="18cm" svg:x="0.2cm" svg:y="2.2cm" presentation:class="outline" presentation:user-transformed="true">
          <draw:text-box>
            <text:list text:style-name="L2">
              <text:list-header>
                <text:p><text:span text:style-name="T5">Using System;</text:span></text:p>
                <text:p><text:span text:style-name="T5">using Microsoft.Build.Utilities;</text:span></text:p>
                <text:p><text:span text:style-name="T5">using Microsoft.Build.Framework;</text:span></text:p>
                <text:p><text:span text:style-name="T5">namespace MyTask</text:span></text:p>
                <text:p text:style-name="P4"><text:span text:style-name="T5">{</text:span></text:p>
                <text:p text:style-name="P4"><text:span text:style-name="T5"><text:s text:c="3"/></text:span><text:span text:style-name="T5">public class MinhaTask : Task</text:span></text:p>
                <text:p text:style-name="P4"><text:span text:style-name="T5"><text:s text:c="3"/></text:span><text:span text:style-name="T5">{</text:span></text:p>
                <text:p text:style-name="P4"><text:span text:style-name="T5"><text:s text:c="5"/></text:span><text:span text:style-name="T5">private int Numero;</text:span></text:p>
                <text:p text:style-name="P4"><text:span text:style-name="T5"><text:s text:c="5"/></text:span><text:span text:style-name="T5">[Required]</text:span></text:p>
                <text:p text:style-name="P4"><text:span text:style-name="T5"><text:s text:c="5"/></text:span><text:span text:style-name="T5">public int Numero { <text:s/></text:span></text:p>
                <text:p text:style-name="P4"><text:span text:style-name="T5"><text:s text:c="12"/></text:span><text:span text:style-name="T5">get { return Numero; }</text:span></text:p>
                <text:p text:style-name="P4"><text:span text:style-name="T5"><text:s text:c="12"/></text:span><text:span text:style-name="T5">set { Numero = value; }</text:span></text:p>
                <text:p text:style-name="P4"><text:span text:style-name="T5"><text:s text:c="6"/></text:span><text:span text:style-name="T5">}</text:span></text:p>
                <text:p text:style-name="P4"><text:span text:style-name="T5"><text:s text:c="4"/></text:span><text:span text:style-name="T5">private int Dobro;</text:span></text:p>
                <text:p text:style-name="P4"><text:span text:style-name="T5"><text:s text:c="4"/></text:span><text:span text:style-name="T5">[Output]</text:span></text:p>
                <text:p text:style-name="P4"><text:span text:style-name="T5"><text:s text:c="4"/></text:span><text:span text:style-name="T5">public int Dobro {</text:span></text:p>
                <text:p text:style-name="P4"><text:span text:style-name="T5"><text:s text:c="11"/></text:span><text:span text:style-name="T5">get { return Dobro; }</text:span></text:p>
                <text:p text:style-name="P4"><text:span text:style-name="T5"><text:s text:c="11"/></text:span><text:span text:style-name="T5">set { Dobro = value; <text:s/>}</text:span></text:p>
                <text:p text:style-name="P4"><text:span text:style-name="T5"><text:s text:c="3"/></text:span><text:span text:style-name="T5">}</text:span></text:p>
                <text:p text:style-name="P4"><text:span text:style-name="T5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9" draw:text-style-name="P5" draw:layer="layout" svg:width="25.199cm" svg:height="0.95cm" svg:x="1.4cm" svg:y="0.65cm" presentation:class="title" presentation:user-transformed="true">
          <draw:text-box>
            <text:p><text:span text:style-name="T6">Task Customizada</text:span></text:p>
          </draw:text-box>
        </draw:frame>
        <draw:frame presentation:style-name="pr5" draw:layer="layout" svg:width="25.199cm" svg:height="18.6cm" svg:x="1.4cm" svg:y="1.6cm" presentation:class="outline" presentation:user-transformed="true">
          <draw:text-box>
            <text:list text:style-name="L2">
              <text:list-header>
                <text:p><text:span text:style-name="T7">Public override bool Execute() {</text:span></text:p>
                <text:p><text:span text:style-name="T7">try {</text:span></text:p>
                <text:p><text:span text:style-name="T7"><text:s text:c="8"/></text:span><text:span text:style-name="T7">Dobro = Numero*2;</text:span></text:p>
                <text:p><text:span text:style-name="T7"><text:s text:c="5"/></text:span><text:span text:style-name="T7">}</text:span></text:p>
                <text:p><text:span text:style-name="T7">catch(ArithmeticException e)</text:span></text:p>
                <text:p><text:span text:style-name="T7"><text:s text:c="5"/></text:span><text:span text:style-name="T7">{</text:span></text:p>
                <text:p><text:span text:style-name="T7"><text:s text:c="7"/></text:span><text:span text:style-name="T7">Console.WriteLine(“ Erro de Aritmética “);</text:span></text:p>
                <text:p><text:span text:style-name="T7"><text:s text:c="7"/></text:span><text:span text:style-name="T7">return false;</text:span></text:p>
                <text:p><text:span text:style-name="T7"><text:s text:c="5"/></text:span><text:span text:style-name="T7">}</text:span></text:p>
                <text:p><text:span text:style-name="T7"><text:s text:c="2"/></text:span><text:span text:style-name="T7">return true;</text:span></text:p>
                <text:p><text:span text:style-name="T7">}</text:span></text:p>
                <text:p><text:span text:style-name="T7">&lt;?xml version=”1.0” <text:s/>encoding=”utf-8” <text:s/>?&gt;</text:span></text:p>
                <text:p><text:span text:style-name="T7">&lt;project xmlns=”</text:span><text:span text:style-name="T7"><text:a xlink:href="http://schemas.microsoft.com/developer/msbuild/2003" xlink:type="simple">http://schemas.microsoft.com/developer/msbuild/2003</text:a></text:span><text:span text:style-name="T7">”&gt;</text:span></text:p>
                <text:p><text:span text:style-name="T7">&lt;UsingTask TaskName=”MyTask.MinhaTask” <text:s/>AssemblyFile=” .\MinhaTask.dll&gt;</text:span></text:p>
                <text:p><text:span text:style-name="T7">&lt;Target Name=”Dobrar”&gt;</text:span></text:p>
                <text:p><text:span text:style-name="T7"><text:s text:c="3"/></text:span><text:span text:style-name="T7">&lt;MinhaTask Numero = “4”&gt;</text:span></text:p>
                <text:p><text:span text:style-name="T7"><text:s text:c="3"/></text:span><text:span text:style-name="T7">&lt;Output TaskParameter=”Dobro” <text:s/>PropertyName=”ValorDobrado” /&gt;</text:span></text:p>
                <text:p><text:span text:style-name="T7"><text:s text:c="3"/></text:span><text:span text:style-name="T7">&lt;/MinhaTask&gt;</text:span></text:p>
                <text:p><text:span text:style-name="T7"><text:s text:c="4"/></text:span><text:span text:style-name="T7">&lt;Message Text=”O Dobro de 4 é $(Valordobrado)” /&gt;</text:span></text:p>
                <text:p><text:span text:style-name="T7">&lt;/Target&gt;</text:span></text:p>
                <text:p><text:span text:style-name="T7">&lt;/Projetct&gt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SBuild Complementos</text:p>
          </draw:text-box>
        </draw:frame>
        <draw:frame presentation:style-name="pr5" draw:text-style-name="P2" draw:layer="layout" svg:width="25.199cm" svg:height="12.178cm" svg:x="1.4cm" svg:y="4.914cm" presentation:class="outline">
          <draw:text-box>
            <text:list text:style-name="L2">
              <text:list-header>
                <text:p text:style-name="P2"><text:span text:style-name="T3">Além das Tasks do MSBuild padrão, pode-se obter bibliotecas de Tasks na internet ou ferramentas de terceiros para criação de Builds,como por exemplo:</text:span></text:p>
                <text:p text:style-name="P2"><text:span text:style-name="T8">http://www.msbuildextensionpack.com/</text:span></text:p>
                <text:p text:style-name="P2"><text:span text:style-name="T3"><text:a xlink:href="https://www.nuget.org/packages/MSBuild.NUnit/" xlink:type="simple">https://www.nuget.org/packages/MSBuild.NUnit/</text:a></text:span></text:p>
                <text:p text:style-name="P2"><text:span text:style-name="T3"><text:a xlink:href="http://www.kinook.com/VisBuildPro/" xlink:type="simple">http://www.kinook.com/VisBuildPro/</text:a></text:span></text:p>
                <text:p text:style-name="P2"><text:span text:style-name="T3"/></text:p>
                <text:p text:style-name="P2"><text:span text:style-name="T3">Será usado um exemplo de geração de compilado sem o uso do Visual Studio que pode</text:span></text:p>
                <text:p text:style-name="P2"><text:span text:style-name="T3">ser obtido no site abaixo, para executá-lo basta realizar o comando abaixo tendo o MSBuild</text:span></text:p>
                <text:p text:style-name="P2"><text:span text:style-name="T3">instalado na máquina.</text:span></text:p>
                <text:p text:style-name="P2"><text:span text:style-name="T3">msbuid basics.proj</text:span></text:p>
                <text:p text:style-name="P2"><text:span text:style-name="T3">msbuild advanced.proj /p:Configuration=Release</text:span></text:p>
                <text:p text:style-name="P2"><text:span text:style-name="T3"/></text:p>
                <text:p text:style-name="P2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gel SUPDE/DESPO/DE816</meta:initial-creator>
    <meta:creation-date>2016-10-17T09:37:59</meta:creation-date>
    <dc:date>2016-10-18T11:00:44</dc:date>
    <dc:creator>Angel SUPDE/DESPO/DE816</dc:creator>
    <meta:editing-duration>PT5H47M45S</meta:editing-duration>
    <meta:editing-cycles>27</meta:editing-cycles>
    <meta:generator>LibreOffice/4.0.6.2$Linux_x86 LibreOffice_project/2e2573268451a50806fcd60ae2d9fe01dd0ce24</meta:generator>
    <meta:document-statistic meta:object-count="49"/>
  </office:meta>
</office:document-meta>
</file>